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es" fo:country="AR" fo:font-weight="bold" officeooo:rsid="0007d107" officeooo:paragraph-rsid="0007d107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es" fo:country="AR" fo:font-weight="bold" officeooo:rsid="000e7d22" officeooo:paragraph-rsid="000e7d2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00f9d46"/>
    </style:style>
    <style:style style:name="P4" style:family="paragraph" style:parent-style-name="Standard" style:list-style-name="L2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00f9d46"/>
    </style:style>
    <style:style style:name="P5" style:family="paragraph" style:parent-style-name="Standard" style:list-style-name="L1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weight="bold" officeooo:rsid="000e7d22" officeooo:paragraph-rsid="000e7d22" style:font-weight-asian="bold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weight="bold" officeooo:rsid="000e7d22" officeooo:paragraph-rsid="000e7d22" style:font-weight-asian="bold" style:font-weight-complex="bold"/>
    </style:style>
    <style:style style:name="P7" style:family="paragraph" style:parent-style-name="Standard" style:list-style-name="L3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weight="normal" officeooo:rsid="000e7d22" officeooo:paragraph-rsid="000e7d22" style:font-weight-asian="normal" style:font-weight-complex="normal"/>
    </style:style>
    <style:style style:name="P8" style:family="paragraph" style:parent-style-name="Standard" style:list-style-name="L3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style="normal" fo:font-weight="normal" officeooo:rsid="000e7d22" officeooo:paragraph-rsid="000e7d22" style:font-style-asian="normal" style:font-weight-asian="normal" style:font-style-complex="normal" style:font-weight-complex="normal"/>
    </style:style>
    <style:style style:name="P9" style:family="paragraph" style:parent-style-name="Standard" style:list-style-name="L3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style="normal" fo:font-weight="normal" officeooo:rsid="000f9d46" officeooo:paragraph-rsid="000f9d46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style="normal" fo:font-weight="normal" officeooo:rsid="000f9d46" officeooo:paragraph-rsid="000f9d46" style:font-style-asian="normal" style:font-weight-asian="normal" style:font-style-complex="normal" style:font-weight-complex="normal"/>
    </style:style>
    <style:style style:name="P11" style:family="paragraph" style:parent-style-name="Standard" style:list-style-name="L8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style="normal" fo:font-weight="normal" officeooo:rsid="000f9d46" officeooo:paragraph-rsid="000f9d46" style:font-style-asian="normal" style:font-weight-asian="normal" style:font-style-complex="normal" style:font-weight-complex="normal"/>
    </style:style>
    <style:style style:name="P12" style:family="paragraph" style:parent-style-name="Standard" style:list-style-name="L9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style="normal" fo:font-weight="normal" officeooo:rsid="000f9d46" officeooo:paragraph-rsid="000f9d46" style:font-style-asian="normal" style:font-weight-asian="normal" style:font-style-complex="normal" style:font-weight-complex="normal"/>
    </style:style>
    <style:style style:name="P13" style:family="paragraph" style:parent-style-name="Standard" style:list-style-name="L9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style="normal" fo:font-weight="normal" officeooo:rsid="00101d88" officeooo:paragraph-rsid="00101d8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style="normal" fo:font-weight="normal" officeooo:rsid="00101d88" officeooo:paragraph-rsid="00101d88" style:font-style-asian="normal" style:font-weight-asian="normal" style:font-style-complex="normal" style:font-weight-complex="normal"/>
    </style:style>
    <style:style style:name="P15" style:family="paragraph" style:parent-style-name="Standard" style:list-style-name="L10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style="normal" fo:font-weight="normal" officeooo:rsid="00101d88" officeooo:paragraph-rsid="00101d88" style:font-style-asian="normal" style:font-weight-asian="normal" style:font-style-complex="normal" style:font-weight-complex="normal"/>
    </style:style>
    <style:style style:name="P16" style:family="paragraph" style:parent-style-name="Standard" style:list-style-name="L11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style="normal" fo:font-weight="normal" officeooo:rsid="00101d88" officeooo:paragraph-rsid="00101d88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style="normal" fo:font-weight="bold" officeooo:rsid="000f9d46" officeooo:paragraph-rsid="000f9d46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style="normal" fo:font-weight="bold" officeooo:rsid="00101d88" officeooo:paragraph-rsid="00101d88" style:font-style-asian="normal" style:font-weight-asian="bold" style:font-style-complex="normal" style:font-weight-complex="bold"/>
    </style:style>
    <style:style style:name="P19" style:family="paragraph" style:parent-style-name="Standard" style:list-style-name="L10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fo:font-style="normal" fo:font-weight="bold" officeooo:rsid="00101d88" officeooo:paragraph-rsid="00101d88" style:font-style-asian="normal" style:font-weight-asian="bold" style:font-style-complex="normal" style:font-weight-complex="bold"/>
    </style:style>
    <style:style style:name="P20" style:family="paragraph" style:parent-style-name="Standard" style:list-style-name="L2">
      <style:paragraph-properties fo:text-align="justify" style:justify-single-word="false"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00f9d46" officeooo:paragraph-rsid="000f9d4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7d22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officeooo:rsid="000e7d22" style:font-weight-asian="bold" style:font-weight-complex="bold"/>
    </style:style>
    <style:style style:name="T6" style:family="text">
      <style:text-properties fo:font-weight="bold" officeooo:rsid="000f9d46" style:font-weight-asian="bold" style:font-weight-complex="bold"/>
    </style:style>
    <style:style style:name="T7" style:family="text">
      <style:text-properties officeooo:rsid="00101d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">Título: <text:span text:style-name="T1">Simulación numérica del fenómeno de ebullición empleando el método de Lattice-Boltzmann</text:span></text:p>
      <text:p text:style-name="P1"><text:span text:style-name="T1"/></text:p>
      <text:p text:style-name="P2"><text:span text:style-name="T1"/></text:p>
      <text:list xml:id="list5860417915036440005" text:style-name="L1">
        <text:list-item>
          <text:p text:style-name="P5">Introducción</text:p>
        </text:list-item>
      </text:list>
      <text:p text:style-name="P6"/>
      <text:list xml:id="list1738585876715202654" text:style-name="L2">
        <text:list-item>
          <text:p text:style-name="P4"><text:span text:style-name="T2">Motivación. Simulación de flujo multifásico con transferencia de calor y cambio de fase. ¿Fenómenos específicos?</text:span></text:p>
        </text:list-item>
        <text:list-item>
          <text:p text:style-name="P20"><text:span text:style-name="T2">R</text:span><text:span text:style-name="T1">esumen y objetivos de la tesis</text:span></text:p>
        </text:list-item>
      </text:list>
      <text:p text:style-name="P3"><text:span text:style-name="T5"/></text:p>
      <text:p text:style-name="P3"><text:span text:style-name="T6">2. <text:s/></text:span><text:span text:style-name="T5">Lattice Boltzmann</text:span></text:p>
      <text:p text:style-name="P6"/>
      <text:list xml:id="list3633382327251568078" text:style-name="L3">
        <text:list-item>
          <text:p text:style-name="P7">Generalidades de la técnica. <text:span text:style-name="T4">SRT y MRT. Chapman-Enskog. </text:span><text:span text:style-name="T3">Lattice boltzmann in a nutshell.</text:span></text:p>
        </text:list-item>
        <text:list-item>
          <text:p text:style-name="P8">LB para flujos multifásicos</text:p>
          <text:list>
            <text:list-item>
              <text:p text:style-name="P8">Descripción de las familias. Ventajas y desventajas.</text:p>
            </text:list-item>
          </text:list>
        </text:list-item>
        <text:list-item>
          <text:p text:style-name="P8">LB para flujos multifásicos con transferencia de calor y cambio de fase</text:p>
          <text:list>
            <text:list-item>
              <text:p text:style-name="P9">Alcances logrados con cada familia</text:p>
            </text:list-item>
            <text:list-item>
              <text:p text:style-name="P9">Justificación de elección de pseudopotential.</text:p>
            </text:list-item>
          </text:list>
        </text:list-item>
      </text:list>
      <text:p text:style-name="P10"/>
      <text:p text:style-name="P17">3. <text:s/>Flujo multifásico isotérmico</text:p>
      <text:p text:style-name="P17"/>
      <text:list xml:id="list6605650685666087184" text:style-name="L8">
        <text:list-item>
          <text:p text:style-name="P11">Detalles del esquema isotérmico. Inconsistencia. Tensión superficial. Condiciones de borde. Ángulo de contacto.</text:p>
        </text:list-item>
        <text:list-item>
          <text:p text:style-name="P11">Estratificación de fluido VdW sin transferencia de calor.</text:p>
        </text:list-item>
      </text:list>
      <text:p text:style-name="P10"/>
      <text:p text:style-name="P17">4. <text:s/>Transferencia de calor en flujo multifásico <text:span text:style-name="T7">2D</text:span></text:p>
      <text:p text:style-name="P17"/>
      <text:list xml:id="list6506082663323568921" text:style-name="L9">
        <text:list-item>
          <text:p text:style-name="P12">Problemática para modelos pseudopotenciales. Justificación</text:p>
        </text:list-item>
        <text:list-item>
          <text:p text:style-name="P13">Adimensionalización</text:p>
        </text:list-item>
        <text:list-item>
          <text:p text:style-name="P13">Descripción del modelo 2D. Cuentas.</text:p>
        </text:list-item>
        <text:list-item>
          <text:p text:style-name="P13">Condiciones de contorno</text:p>
        </text:list-item>
        <text:list-item>
          <text:p text:style-name="P13">Validación</text:p>
        </text:list-item>
        <text:list-item>
          <text:p text:style-name="P13">Aplicación? Ebullición en una placa?</text:p>
        </text:list-item>
      </text:list>
      <text:p text:style-name="P14"/>
      <text:p text:style-name="P18">5. <text:s/>Transferencia de calor en flujo multifásico 3D</text:p>
      <text:p text:style-name="P18"/>
      <text:list xml:id="list155705289772164" text:continue-numbering="true" text:style-name="L9">
        <text:list-item>
          <text:p text:style-name="P13">Descripción del modelo 3D. Cuentas.</text:p>
        </text:list-item>
        <text:list-item>
          <text:p text:style-name="P13">Condiciones de contorno</text:p>
        </text:list-item>
        <text:list-item>
          <text:p text:style-name="P13">Validación</text:p>
        </text:list-item>
      </text:list>
      <text:p text:style-name="P14"/>
      <text:p text:style-name="P18">6. <text:s/>Aplicación del modelo 3D</text:p>
      <text:p text:style-name="P18"/>
      <text:list xml:id="list4876517646665406683" text:style-name="L10">
        <text:list-item>
          <text:p text:style-name="P15">Resolución del problema de ebullición heterogénea para FC72</text:p>
        </text:list-item>
      </text:list>
      <text:p text:style-name="P14"/>
      <text:p text:style-name="P18">Apéndice A</text:p>
      <text:p text:style-name="P18"/>
      <text:list xml:id="list2123761474672661238" text:style-name="L11">
        <text:list-item>
          <text:p text:style-name="P16">¿Algo del código?</text:p>
        </text:list-item>
      </text:list>
      <text:list xml:id="list155706174735743" text:continue-list="list4876517646665406683" text:style-name="L10">
        <text:list-header>
          <text:p text:style-name="P1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99cm" style:writing-mode="lr-tb"/>
      <style:text-properties style:use-window-font-color="true" style:font-name="Times New Roman" fo:font-size="12pt" fo:language="es" fo:country="A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loext:contextual-spacing="false" style:line-height-at-least="0.423cm" fo:text-indent="-1.27cm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equiel Fogliatto</meta:initial-creator>
    <meta:creation-date>2020-03-06T14:59:39.987682666</meta:creation-date>
    <dc:date>2020-03-06T15:50:47.649977562</dc:date>
    <dc:creator>Ezequiel Fogliatto</dc:creator>
    <meta:editing-duration>PT20M57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30" meta:word-count="194" meta:character-count="1275" meta:non-whitespace-character-count="1128"/>
  </office:meta>
</office:document-meta>
</file>